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03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1-18">
            <text:p>18.01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5"/><text:s text:c="16"/>STATUS OBSŁUGOWY SAMOLOTU <text:s text:c="16"/><text:s text:c="3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41H17M00S">
            <text:p>2741:17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9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16H08M00S">
            <text:p>16:08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2S">
            <text:p>00:01:12</text:p>
          </table:table-cell>
          <table:table-cell table:style-name="ce74" table:number-columns-repeated="1011"/>
        </table:table-row>
        <table:table-row table:style-name="ro9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39H03M00S">
            <text:p>39:03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39H03M00S">
            <text:p>539:03:00</text:p>
          </table:table-cell>
          <table:table-cell table:style-name="ce69" table:formula="of:=IF([.$F12] = 0; &quot;N/A&quot;; [.$F12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39H03M00S">
            <text:p>439:03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4H02M00S">
            <text:p>534:02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0H43M00S">
            <text:p>690:43:00</text:p>
          </table:table-cell>
          <table:table-cell table:style-name="ce69" table:formula="of:=IF([.$F15] = 0; &quot;N/A&quot;; [.$F15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0H43M00S">
            <text:p>190:43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0H43M00S">
            <text:p>690:43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0H43M00S">
            <text:p>690:43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0H43M00S">
            <text:p>690:43:00</text:p>
          </table:table-cell>
          <table:table-cell table:style-name="ce69" table:formula="of:=IF([.$F19] = 0; &quot;N/A&quot;; [.$F19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0H43M00S">
            <text:p>690:43:00</text:p>
          </table:table-cell>
          <table:table-cell table:style-name="ce69" table:formula="of:=IF([.$F20] = 0; &quot;N/A&quot;; [.$F20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0H43M00S">
            <text:p>690:43:00</text:p>
          </table:table-cell>
          <table:table-cell table:style-name="ce69" table:formula="of:=IF([.$F21] = 0; &quot;N/A&quot;; [.$F21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0H43M00S">
            <text:p>690:43:00</text:p>
          </table:table-cell>
          <table:table-cell table:style-name="ce69" table:formula="of:=IF([.$F22] = 0; &quot;N/A&quot;; [.$F22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0H43M00S">
            <text:p>1190:43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0H43M00S">
            <text:p>2690:43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861">
            <text:p>86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39H03M00S">
            <text:p>39:03:00</text:p>
          </table:table-cell>
          <table:table-cell table:style-name="ce69" table:formula="of:=IF([.$F32] = 0; &quot;N/A&quot;; [.$F32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0H43M00S">
            <text:p>190:43:00</text:p>
          </table:table-cell>
          <table:table-cell table:style-name="ce69" table:formula="of:=IF([.$F33] = 0; &quot;N/A&quot;; [.$F33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0H43M00S">
            <text:p>690:43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0H43M00S">
            <text:p>690:43:00</text:p>
          </table:table-cell>
          <table:table-cell table:style-name="ce69" table:formula="of:=IF([.$F35] = 0; &quot;N/A&quot;; [.$F35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0H43M00S">
            <text:p>690:43:00</text:p>
          </table:table-cell>
          <table:table-cell table:style-name="ce69" table:formula="of:=IF([.$F36] = 0; &quot;N/A&quot;; [.$F36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0H43M00S">
            <text:p>690:43:00</text:p>
          </table:table-cell>
          <table:table-cell table:style-name="ce69" table:formula="of:=IF([.$F37] = 0; &quot;N/A&quot;; [.$F37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0H43M00S">
            <text:p>690:43:00</text:p>
          </table:table-cell>
          <table:table-cell table:style-name="ce69" table:formula="of:=IF([.$F38] = 0; &quot;N/A&quot;; [.$F38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0H43M00S">
            <text:p>690:43:00</text:p>
          </table:table-cell>
          <table:table-cell table:style-name="ce69" table:formula="of:=IF([.$F39] = 0; &quot;N/A&quot;; [.$F39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0H43M00S">
            <text:p>690:43:00</text:p>
          </table:table-cell>
          <table:table-cell table:style-name="ce69" table:formula="of:=IF([.$F40] = 0; &quot;N/A&quot;; [.$F40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2H38M00S">
            <text:p>622:38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0H43M00S">
            <text:p>1690:43:00</text:p>
          </table:table-cell>
          <table:table-cell table:style-name="ce69" table:formula="of:=IF([.$F42] = 0; &quot;N/A&quot;; [.$F42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0H43M00S">
            <text:p>1690:43:00</text:p>
          </table:table-cell>
          <table:table-cell table:style-name="ce69" table:formula="of:=IF([.$F43] = 0; &quot;N/A&quot;; [.$F43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0H43M00S">
            <text:p>1690:43:00</text:p>
          </table:table-cell>
          <table:table-cell table:style-name="ce69" table:formula="of:=IF([.$F44] = 0; &quot;N/A&quot;; [.$F44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0H43M00S">
            <text:p>2190:43:00</text:p>
          </table:table-cell>
          <table:table-cell table:style-name="ce69" table:formula="of:=IF([.$F45] = 0; &quot;N/A&quot;; [.$F45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0H43M00S">
            <text:p>2690:43:00</text:p>
          </table:table-cell>
          <table:table-cell table:style-name="ce69" table:formula="of:=IF([.$F46] = 0; &quot;N/A&quot;; [.$F46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0H43M00S">
            <text:p>2690:43:00</text:p>
          </table:table-cell>
          <table:table-cell table:style-name="ce69" table:formula="of:=IF([.$F47] = 0; &quot;N/A&quot;; [.$F47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496">
            <text:p>49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39H03M00S">
            <text:p>39:03:00</text:p>
          </table:table-cell>
          <table:table-cell table:style-name="ce69" table:formula="of:=IF([.$F57] = 0; &quot;N/A&quot;; [.$F57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39H03M00S">
            <text:p>39:03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39H03M00S">
            <text:p>39:03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39H03M00S">
            <text:p>39:03:00</text:p>
          </table:table-cell>
          <table:table-cell table:style-name="ce69" table:formula="of:=IF([.$F61] = 0; &quot;N/A&quot;; [.$F61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39H03M00S">
            <text:p>39:03:00</text:p>
          </table:table-cell>
          <table:table-cell table:style-name="ce69" table:formula="of:=IF([.$F62] = 0; &quot;N/A&quot;; [.$F62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39H03M00S">
            <text:p>39:03:00</text:p>
          </table:table-cell>
          <table:table-cell table:style-name="ce69" table:formula="of:=IF([.$F63] = 0; &quot;N/A&quot;; [.$F63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16H08M00S">
            <text:p>16:08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16H08M00S">
            <text:p>16:08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01/2016</text:p>
          </table:table-cell>
          <table:table-cell table:style-name="ce35" office:value-type="date" office:date-value="2016-01-02">
            <text:p>02.01.2016</text:p>
          </table:table-cell>
          <table:table-cell table:style-name="ce46" office:value-type="string">
            <text:p>2739:23</text:p>
          </table:table-cell>
          <table:table-cell table:style-name="ce55" office:value-type="date" office:date-value="2016-02-02">
            <text:p>2.02.2016</text:p>
          </table:table-cell>
          <table:table-cell table:style-name="ce46" office:value-type="string">
            <text:p>2764:23</text:p>
          </table:table-cell>
          <table:table-cell table:style-name="ce62" table:formula="of:=IF([.$G67] = 0; &quot;N/A&quot;; [.$G67] - [.$H$5])" office:value-type="time" office:time-value="PT23H06M00S">
            <text:p>23:06:00</text:p>
          </table:table-cell>
          <table:table-cell table:style-name="ce69" table:formula="of:=IF([.$F67] = 0; &quot;N/A&quot;; [.$F67]-[.$H$3])" office:value-type="float" office:value="15">
            <text:p>15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10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89">
            <text:p>1689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898">
            <text:p>898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4H43M00S">
            <text:p>644:43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90">
            <text:p>890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90">
            <text:p>890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39H03M00S">
            <text:p>439:03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898">
            <text:p>898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90">
            <text:p>890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22">
            <text:p>1622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89H43M00S">
            <text:p>689:43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52">
            <text:p>1252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71">
            <text:p>171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42">
            <text:p>42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21">
            <text:p>2021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17">
            <text:p>1617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26">
            <text:p>122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16H08M00S">
            <text:p>16:08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39H03M00S">
            <text:p>39:03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89H39M00S">
            <text:p>89:39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1H08M00S">
            <text:p>291:08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39H03M00S">
            <text:p>439:03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39H03M00S">
            <text:p>39:03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39H03M00S">
            <text:p>39:03:00</text:p>
          </table:table-cell>
          <table:table-cell table:style-name="ce69" table:formula="of:=IF([.$F97] = 0; &quot;N/A&quot;; [.$F97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39H03M00S">
            <text:p>39:03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39H03M00S">
            <text:p>39:03:00</text:p>
          </table:table-cell>
          <table:table-cell table:style-name="ce69" table:formula="of:=IF([.$F100] = 0; &quot;N/A&quot;; [.$F100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3H43M00S">
            <text:p>213:43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39H03M00S">
            <text:p>39:03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39H03M00S">
            <text:p>39:03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39H03M00S">
            <text:p>39:03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39H03M00S">
            <text:p>39:03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39H03M00S">
            <text:p>39:03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39H03M00S">
            <text:p>439:03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10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10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17">
            <text:p>1617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4H34M00S">
            <text:p>214:34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3H43M00S">
            <text:p>4013:43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3H43M00S">
            <text:p>4013:43:00</text:p>
          </table:table-cell>
          <table:table-cell table:style-name="ce69" table:formula="of:=IF([.$F113] = 0; &quot;N/A&quot;; [.$F113]-[.$H$3])" office:value-type="float" office:value="1612">
            <text:p>1612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39H03M00S">
            <text:p>439:03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39H03M00S">
            <text:p>439:03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4H43M00S">
            <text:p>644:43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4H43M00S">
            <text:p>644:43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4H43M00S">
            <text:p>644:43:00</text:p>
          </table:table-cell>
          <table:table-cell table:style-name="ce69" table:formula="of:=IF([.$F118] = 0; &quot;N/A&quot;; [.$F118]-[.$H$3])" office:value-type="float" office:value="942">
            <text:p>942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16H08M00S">
            <text:p>16:08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39H03M00S">
            <text:p>39:03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22">
            <text:p>12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6H04M00S">
            <text:p>866:04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10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10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0H19M00S">
            <text:p>890:19:00</text:p>
          </table:table-cell>
          <table:table-cell table:style-name="ce69" table:formula="of:=IF([.$F129] = 0; &quot;N/A&quot;; [.$F129]-[.$H$3])" office:value-type="float" office:value="702">
            <text:p>702</text:p>
          </table:table-cell>
          <table:table-cell table:style-name="ce74" table:number-columns-repeated="1015"/>
        </table:table-row>
        <table:table-row table:style-name="ro10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10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0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0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0" table:number-rows-repeated="10483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20:15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1-18T20:15:03</dc:date>
    <dc:creator>b l</dc:creator>
    <meta:editing-duration>P3DT1H22M12S</meta:editing-duration>
    <meta:editing-cycles>21</meta:editing-cycles>
    <meta:generator>OpenOffice/4.1.1$Unix OpenOffice.org_project/411m6$Build-9775</meta:generator>
    <meta:document-statistic meta:table-count="3" meta:cell-count="1028" meta:object-count="0"/>
    <meta:user-defined meta:name=""/>
  </office:meta>
</office:document-meta>
</file>